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9e9" officeooo:paragraph-rsid="001169e9"/>
    </style:style>
    <style:style style:name="P2" style:family="paragraph" style:parent-style-name="Standard">
      <style:text-properties officeooo:rsid="000c044c" officeooo:paragraph-rsid="000c044c"/>
    </style:style>
    <style:style style:name="P3" style:family="paragraph" style:parent-style-name="Standard">
      <style:text-properties officeooo:rsid="000c1543" officeooo:paragraph-rsid="000c044c"/>
    </style:style>
    <style:style style:name="P4" style:family="paragraph" style:parent-style-name="Text_20_body">
      <style:text-properties officeooo:rsid="000c1543"/>
    </style:style>
    <style:style style:name="P5" style:family="paragraph" style:parent-style-name="Standard">
      <style:text-properties officeooo:rsid="000f08bd" officeooo:paragraph-rsid="000c044c"/>
    </style:style>
    <style:style style:name="P6" style:family="paragraph" style:parent-style-name="Text_20_body">
      <style:text-properties officeooo:rsid="000f08bd"/>
    </style:style>
    <style:style style:name="P7" style:family="paragraph" style:parent-style-name="Standard">
      <style:text-properties officeooo:rsid="000f08bd" officeooo:paragraph-rsid="000f08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20_1268168726"/>Ballabgabe und Verhalten im Ziel:</text:p>
      <text:p text:style-name="P1"/>
      <text:p text:style-name="Standard"><text:bookmark-start text:name="__DdeLink__16_1268168726"/>Für die Ballabgabe sowie die Interaktion bei Zielerreichung wurden bereits verschiedene Konzepte erarbeitet. Eine Implementierung der Zielerkennung ist in Grundzügen vorhanden, bedarf jedoch noch der finalen Fertigstellung. Sobald das System das Ziel identifiziert hat, wird die Materialabgabe durch das Neigen der Behältereinheit mittels eines Stellmotors eingeleitet. Im Anschluss an den Abwurfvorgang führt der Roboter eine vordefinierte Sequenz aus, die aus mehreren Rotationen um die eigene Achse und der Wiedergabe einer Audiodatei besteht. Den Abschluss des Prozesses bildet eine rhythmische Bewegung des Motors, welche die erfolgreiche Beendigung des Vorgangs visuell signalisiert.</text:p>
      <text:p text:style-name="Standard"/>
      <text:p text:style-name="Standard"/>
      <text:p text:style-name="P2"><text:bookmark-start text:name="__DdeLink__13_1268168726"/>Fortschritt:</text:p>
      <text:p text:style-name="P3"/>
      <text:p text:style-name="P4">Im Bereich der Hardware ergaben sich im Projektverlauf verschiedene Herausforderungen, insbesondere hinsichtlich der Systemkompatibilität und der mechanischen Konstruktion. Zwar wurde der Gruppe ursprünglich ein NXT-Bausatz zugewiesen, nach Rücksprache mit dem SDP-Team konnte jedoch auf ein privates EV3-System umgestiegen werden. Da hierbei weiterhin die NXT-Sensorik verwendet wurde, traten Kompatibilitätsprobleme auf. Insbesondere die NXT-Lichtsensoren lieferten bei der Messung des Umgebungslichts inkonsistente Werte. Infolgedessen wurde die Software so angepasst, dass ausschließlich mit reflektiertem Licht gearbeitet wurde, um die Zuverlässigkeit der Daten zu gewährleisten. Während die Motoren einwandfrei funktionierten, wies der Ultraschallsensor einen konstanten Offset von 5 cm auf, was jedoch softwareseitig korrigiert werden konnte.</text:p>
      <text:p text:style-name="P4">Die Konstruktion einer stabilen Karosserie erwies sich als komplexer Prozess, der mehrere Iterationen erforderte. Die größte Herausforderung lag darin, alle benötigten Bauteile auf engem Raum kompakt und verwindungssteif zu verbauen. Auch die Wahl der optimalen Radgröße war ein zentraler Aspekt der Entwicklung. Erste Tests mit kleinen Standardrädern führten zunächst zu einem Versuch mit großdimensionierten Rädern. Es zeigte sich jedoch auf der Teststrecke schnell, dass diese für die Bewältigung der vorhandenen Steigungen ungeeignet waren, weshalb die Gruppe final zu den kleineren Rädern zurückkehrte.</text:p>
      <text:p text:style-name="P4">Besondere Aufmerksamkeit erforderte zudem die Gestaltung der vorderen Stützelemente. Ursprünglich montierte Gummiräder erzeugten eine zu hohe Reibung, was präzise Wendemanöver verhinderte. Der Verzicht auf die Gummibereifung (Nutzung der reinen Felgen) verbesserte zwar das Drehverhalten, führte jedoch zu Problemen bei Bodenunebenheiten. Nach mehreren Fehlversuchen, eine kugelbasierte Lagerung zu implementieren, wurde eine Lösung mittels zweier beweglicher „Skier“ realisiert. Diese Konstruktion minimiert die Reibung beim Wenden und ermöglicht gleichzeitig das reibungslose Überfahren kleiner Schwellen auf der Fahrbahn.</text:p>
      <text:p text:style-name="P3"/>
      <text:p text:style-name="P5"/>
      <text:p text:style-name="P6">In der Softwareentwicklung stellten die Sensorik und die damit verbundene Logik die zentralen Herausforderungen dar. Aufgrund der technischen Einschränkungen bei der Messung des Umgebungslichts wurde initial ein statisches Schwellenwert-Verfahren implementiert. Dabei wurde zu Programmbeginn ein Referenzwert eingelesen, um in der Hauptschleife die Unterscheidung zwischen <text:soft-page-break/>Linie und Untergrund vorzunehmen. Da dieses Verfahren jedoch auf fest definierten Lichtwerten basierte – was gemäß den Anforderungen des Meilensteins nicht zulässig war –, musste die gesamte Logik der Linienverfolgung grundlegend restrukturiert werden. Das aktuelle System basiert nun auf einem relativen Vergleich der drei Lichtsensorwerte untereinander, was die Fehleranfälligkeit gegenüber schwankenden Lichtverhältnissen minimiert.</text:p>
      <text:p text:style-name="P6">Ein weiteres Problem stellte die Ausführung von Wendemanövern dar. Eine ursprünglich implementierte 180°-Wendung mit festem Rotationswert erwies sich für reale Einsatzszenarien als zu unpräzise. Parallel dazu ergab sich eine Schwierigkeit bei der Differenzierung zwischen der Wandannäherung und der Zielerreichung: Während die Sensoren an der Wand maximale Reflexionswerte (weiß) und im Ziel minimale Werte (schwarz) lieferten, erkannte der neue Vergleichsalgorithmus in beiden Fällen lediglich die Gleichheit der Sensorwerte.</text:p>
      <text:p text:style-name="P6">Zur Lösung dieser Problematik wurde die Berechnung eines globalen Mittelwerts eingeführt, der zu Beginn des Programmdurchlaufs aus allen drei Sensoren ermittelt wird. Dieser Referenzwert dient nun als zusätzliche Entscheidungsgrundlage, um trotz des relativen Vergleichsverfahrens zuverlässig zwischen dem Erreichen des Ziels und dem Anfahren eines Hindernisses unterscheiden zu können.<text:bookmark-end text:name="__DdeLink__13_1268168726"/></text:p>
      <text:p text:style-name="P7"><text:bookmark-end text:name="__DdeLink__20_1268168726"/><text:bookmark-end text:name="__DdeLink__16_12681687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9T13:24:45.867025166</meta:creation-date>
    <dc:date>2026-01-09T14:09:40.551767284</dc:date>
    <meta:editing-duration>PT11M20S</meta:editing-duration>
    <meta:editing-cycles>5</meta:editing-cycles>
    <meta:generator>LibreOffice/25.8.4.2$Linux_X86_64 LibreOffice_project/580$Build-2</meta:generator>
    <meta:document-statistic meta:table-count="0" meta:image-count="0" meta:object-count="0" meta:page-count="2" meta:paragraph-count="9" meta:word-count="564" meta:character-count="4534" meta:non-whitespace-character-count="3978"/>
  </office:meta>
</office:document-meta>
</file>